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0A900000CECB42A49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 style:shadow="none"/>
    </style:style>
    <style:style style:name="Table1.A" style:family="table-column">
      <style:table-column-properties style:column-width="0.5556in" style:rel-column-width="800*"/>
    </style:style>
    <style:style style:name="Table1.B" style:family="table-column">
      <style:table-column-properties style:column-width="0.8389in" style:rel-column-width="1208*"/>
    </style:style>
    <style:style style:name="Table1.C" style:family="table-column">
      <style:table-column-properties style:column-width="1.0417in" style:rel-column-width="1500*"/>
    </style:style>
    <style:style style:name="Table1.D" style:family="table-column">
      <style:table-column-properties style:column-width="0.8278in" style:rel-column-width="1192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2" style:family="table">
      <style:table-properties style:width="3.2639in" fo:margin-left="0.0924in" fo:margin-right="0.1063in" table:align="margins" style:shadow="none"/>
    </style:style>
    <style:style style:name="Table2.A" style:family="table-column">
      <style:table-column-properties style:column-width="1.366in" style:rel-column-width="1967*"/>
    </style:style>
    <style:style style:name="Table2.B" style:family="table-column">
      <style:table-column-properties style:column-width="1.8979in" style:rel-column-width="2733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 style:shadow="none"/>
    </style:style>
    <style:style style:name="Table3.A" style:family="table-column">
      <style:table-column-properties style:column-width="1.0993in" style:rel-column-width="1583*"/>
    </style:style>
    <style:style style:name="Table3.B" style:family="table-column">
      <style:table-column-properties style:column-width="1.1458in" style:rel-column-width="1650*"/>
    </style:style>
    <style:style style:name="Table3.C" style:family="table-column">
      <style:table-column-properties style:column-width="1.0188in" style:rel-column-width="146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 style:shadow="none"/>
    </style:style>
    <style:style style:name="Table4.A" style:family="table-column">
      <style:table-column-properties style:column-width="1.0993in" style:rel-column-width="1583*"/>
    </style:style>
    <style:style style:name="Table4.B" style:family="table-column">
      <style:table-column-properties style:column-width="1.1458in" style:rel-column-width="1650*"/>
    </style:style>
    <style:style style:name="Table4.C" style:family="table-column">
      <style:table-column-properties style:column-width="1.0188in" style:rel-column-width="146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 style:shadow="none"/>
    </style:style>
    <style:style style:name="Table5.A" style:family="table-column">
      <style:table-column-properties style:column-width="0.7694in" style:rel-column-width="1108*"/>
    </style:style>
    <style:style style:name="Table5.B" style:family="table-column">
      <style:table-column-properties style:column-width="0.816in" style:rel-column-width="1175*"/>
    </style:style>
    <style:style style:name="Table5.C" style:family="table-column">
      <style:table-column-properties style:column-width="0.741in" style:rel-column-width="1067*"/>
    </style:style>
    <style:style style:name="Table5.D" style:family="table-column">
      <style:table-column-properties style:column-width="0.9375in" style:rel-column-width="1350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 style:shadow="none"/>
    </style:style>
    <style:style style:name="Table6.A" style:family="table-column">
      <style:table-column-properties style:column-width="1.0993in" style:rel-column-width="1583*"/>
    </style:style>
    <style:style style:name="Table6.B" style:family="table-column">
      <style:table-column-properties style:column-width="1.1458in" style:rel-column-width="1650*"/>
    </style:style>
    <style:style style:name="Table6.C" style:family="table-column">
      <style:table-column-properties style:column-width="1.0188in" style:rel-column-width="146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 style:shadow="none"/>
    </style:style>
    <style:style style:name="Table7.A" style:family="table-column">
      <style:table-column-properties style:column-width="0.7757in" style:rel-column-width="1117*"/>
    </style:style>
    <style:style style:name="Table7.B" style:family="table-column">
      <style:table-column-properties style:column-width="2.4882in" style:rel-column-width="3583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 style:shadow="none"/>
    </style:style>
    <style:style style:name="Table8.A" style:family="table-column">
      <style:table-column-properties style:column-width="0.6097in" style:rel-column-width="426*"/>
    </style:style>
    <style:style style:name="Table8.D" style:family="table-column">
      <style:table-column-properties style:column-width="0.6125in" style:rel-column-width="428*"/>
    </style:style>
    <style:style style:name="Table8.F" style:family="table-column">
      <style:table-column-properties style:column-width="0.6139in" style:rel-column-width="429*"/>
    </style:style>
    <style:style style:name="Table8.I" style:family="table-column">
      <style:table-column-properties style:column-width="0.6153in" style:rel-column-width="430*"/>
    </style:style>
    <style:style style:name="Table8.J" style:family="table-column">
      <style:table-column-properties style:column-width="0.6396in" style:rel-column-width="447*"/>
    </style:style>
    <style:style style:name="Table8.K" style:family="table-column">
      <style:table-column-properties style:column-width="0.575in" style:rel-column-width="402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6.7264in" fo:margin-left="0.0924in" fo:margin-right="0.1063in" table:align="margins" style:shadow="none"/>
    </style:style>
    <style:style style:name="Table10.A" style:family="table-column">
      <style:table-column-properties style:column-width="3.4465in" style:rel-column-width="2408*"/>
    </style:style>
    <style:style style:name="Table10.B" style:family="table-column">
      <style:table-column-properties style:column-width="3.2799in" style:rel-column-width="2292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="none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line-height="0.1in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line-height="0.3299in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14" style:family="paragraph">
      <style:paragraph-properties fo:text-align="center"/>
      <style:text-properties style:text-line-through-style="none" style:font-name="Arial" fo:font-size="8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font-name="Arial" fo:font-size="5pt" fo:font-style="normal" style:text-underline-style="none" fo:font-weight="bold"/>
    </style:style>
    <style:style style:name="P16" style:family="paragraph">
      <style:paragraph-properties fo:text-align="center"/>
      <style:text-properties style:text-line-through-style="none" style:font-name="Arial" fo:font-size="5pt" fo:font-style="normal" style:text-underline-style="none" fo:font-weight="bold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  <style:style style:name="gr5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/>
    </style:style>
    <style:style style:name="gr7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/>
    </style:style>
    <style:style style:name="gr8" style:family="graphic">
      <style:graphic-properties fo:background-color="#eeeeee" fo:border="none" style:wrap="run-through" style:number-wrapped-paragraphs="no-limit" style:vertical-pos="from-top" style:vertical-rel="page" style:horizontal-pos="from-left" style:horizontal-rel="paragraph"/>
    </style:style>
    <style:style style:name="gr9" style:family="graphic">
      <style:graphic-properties fo:background-color="#eeeeee" fo:border="none" draw:wrap-influence-on-position="once-concurrent"/>
    </style:style>
    <style:style style:name="gr10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vertical-align="middle" fo:background-color="#eeeeee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vertical-align="middle" fo:background-color="#ffffff" draw:wrap-influence-on-position="once-concurrent"/>
    </style:style>
    <style:style style:name="gr13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Barbarian - Level"/>
          <form:text form:name="characterName" form:control-implementation="ooo:com.sun.star.form.component.TextField" xml:id="control2" form:id="control2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baseSt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Dex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willSav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meleeHi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angeMissileAC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meleeDmgTyp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0" form:id="control40" form:label="Types:"/>
          <form:text form:name="rangeDmgTypes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2" form:id="control42" form:label="Types:"/>
          <form:text form:name="drMele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drRange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drSpell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drFire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drCold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drShock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drSonic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drEldritch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drPoison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drDarkrif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drSacred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reasureMax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reasureMin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3" form:control-implementation="ooo:com.sun.star.form.component.FixedText" xml:id="control56" form:id="control56" form:label="Cannot Be Surprised:"/>
          <form:fixed-text form:name="Label Field 3" form:control-implementation="ooo:com.sun.star.form.component.FixedText" xml:id="control57" form:id="control57" form:label="Free Movement:"/>
          <form:fixed-text form:name="Label Field 3" form:control-implementation="ooo:com.sun.star.form.component.FixedText" xml:id="control58" form:id="control58" form:label="Level:"/>
          <form:fixed-text form:name="Label Field 3" form:control-implementation="ooo:com.sun.star.form.component.FixedText" xml:id="control59" form:id="control59" form:label="Psychic Powers:"/>
          <form:fixed-text form:name="Label Field 4" form:control-implementation="ooo:com.sun.star.form.component.FixedText" xml:id="control60" form:id="control60" form:label="Initiative Bonus:"/>
          <form:textarea form:name="cannotBeSurprised" form:control-implementation="ooo:com.sun.star.form.component.TextField" xml:id="control61" form:id="control61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62" form:id="control62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63" form:id="control6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Hit" form:control-implementation="ooo:com.sun.star.form.component.TextField" xml:id="control67" form:id="control67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Dmg" form:control-implementation="ooo:com.sun.star.form.component.TextField" xml:id="control68" form:id="control68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AC" form:control-implementation="ooo:com.sun.star.form.component.TextField" xml:id="control69" form:id="control69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Hit" form:control-implementation="ooo:com.sun.star.form.component.TextField" xml:id="control70" form:id="control70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Dmg" form:control-implementation="ooo:com.sun.star.form.component.TextField" xml:id="control71" form:id="control71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AC" form:control-implementation="ooo:com.sun.star.form.component.TextField" xml:id="control72" form:id="control72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MissileAC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Fort" form:control-implementation="ooo:com.sun.star.form.component.TextField" xml:id="control74" form:id="control74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eflex" form:control-implementation="ooo:com.sun.star.form.component.TextField" xml:id="control75" form:id="control75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Will" form:control-implementation="ooo:com.sun.star.form.component.TextField" xml:id="control76" form:id="control76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Check Box 2" form:control-implementation="ooo:com.sun.star.form.component.CheckBox" xml:id="control77" form:id="control7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78" form:id="control78"/>
          <form:checkbox form:name="pcCBS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80" form:id="control80"/>
          <form:checkbox form:name="pcFM" form:control-implementation="ooo:com.sun.star.form.component.CheckBox" xml:id="control81" form:id="control8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P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6" form:control-implementation="ooo:com.sun.star.form.component.FixedText" xml:id="control83" form:id="control83"/>
          <form:fixed-text form:name="Label Field 6" form:control-implementation="ooo:com.sun.star.form.component.FixedText" xml:id="control84" form:id="control84"/>
          <form:fixed-text form:name="Label Field 6" form:control-implementation="ooo:com.sun.star.form.component.FixedText" xml:id="control85" form:id="control85"/>
          <form:fixed-text form:name="Label Field 6" form:control-implementation="ooo:com.sun.star.form.component.FixedText" xml:id="control86" form:id="control86"/>
          <form:fixed-text form:name="Label Field 6" form:control-implementation="ooo:com.sun.star.form.component.FixedText" xml:id="control87" form:id="control87"/>
          <form:fixed-text form:name="Label Field 6" form:control-implementation="ooo:com.sun.star.form.component.FixedText" xml:id="control88" form:id="control88"/>
          <form:fixed-text form:name="Label Field 6" form:control-implementation="ooo:com.sun.star.form.component.FixedText" xml:id="control89" form:id="control89"/>
          <form:fixed-text form:name="Label Field 6" form:control-implementation="ooo:com.sun.star.form.component.FixedText" xml:id="control90" form:id="control90"/>
          <form:checkbox form:name="pcMeleeFire" form:control-implementation="ooo:com.sun.star.form.component.CheckBox" xml:id="control91" form:id="control9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Eldritch" form:control-implementation="ooo:com.sun.star.form.component.CheckBox" xml:id="control92" form:id="control9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Poison" form:control-implementation="ooo:com.sun.star.form.component.CheckBox" xml:id="control93" form:id="control9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acred" form:control-implementation="ooo:com.sun.star.form.component.CheckBox" xml:id="control94" form:id="control9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Cold" form:control-implementation="ooo:com.sun.star.form.component.CheckBox" xml:id="control95" form:id="control9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hock" form:control-implementation="ooo:com.sun.star.form.component.CheckBox" xml:id="control96" form:id="control9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onic" form:control-implementation="ooo:com.sun.star.form.component.CheckBox" xml:id="control97" form:id="control9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Darkrift" form:control-implementation="ooo:com.sun.star.form.component.CheckBox" xml:id="control98" form:id="control9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Fire" form:control-implementation="ooo:com.sun.star.form.component.CheckBox" xml:id="control99" form:id="control9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Eldritch" form:control-implementation="ooo:com.sun.star.form.component.CheckBox" xml:id="control100" form:id="control10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Poison" form:control-implementation="ooo:com.sun.star.form.component.CheckBox" xml:id="control101" form:id="control10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acred" form:control-implementation="ooo:com.sun.star.form.component.CheckBox" xml:id="control102" form:id="control10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Fire" form:control-implementation="ooo:com.sun.star.form.component.CheckBox" xml:id="control103" form:id="control10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Eldritch" form:control-implementation="ooo:com.sun.star.form.component.CheckBox" xml:id="control104" form:id="control10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Poison" form:control-implementation="ooo:com.sun.star.form.component.CheckBox" xml:id="control105" form:id="control10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acred" form:control-implementation="ooo:com.sun.star.form.component.CheckBox" xml:id="control106" form:id="control10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Cold" form:control-implementation="ooo:com.sun.star.form.component.CheckBox" xml:id="control107" form:id="control10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hock" form:control-implementation="ooo:com.sun.star.form.component.CheckBox" xml:id="control108" form:id="control10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onic" form:control-implementation="ooo:com.sun.star.form.component.CheckBox" xml:id="control109" form:id="control10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Darkrift" form:control-implementation="ooo:com.sun.star.form.component.CheckBox" xml:id="control110" form:id="control1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Cold" form:control-implementation="ooo:com.sun.star.form.component.CheckBox" xml:id="control111" form:id="control11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hock" form:control-implementation="ooo:com.sun.star.form.component.CheckBox" xml:id="control112" form:id="control11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onic" form:control-implementation="ooo:com.sun.star.form.component.CheckBox" xml:id="control113" form:id="control1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Darkrift" form:control-implementation="ooo:com.sun.star.form.component.CheckBox" xml:id="control114" form:id="control11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pcRetDmg" form:control-implementation="ooo:com.sun.star.form.component.TextField" xml:id="control115" form:id="control115" form:current-value="99" form:value="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16" form:id="control116" form:label="Treasure" form:multi-line="true"/>
          <form:fixed-text form:name="Label Field 7" form:control-implementation="ooo:com.sun.star.form.component.FixedText" xml:id="control117" form:id="control117" form:label="Treasure" form:multi-line="true"/>
          <form:fixed-text form:name="Label Field 7" form:control-implementation="ooo:com.sun.star.form.component.FixedText" xml:id="control118" form:id="control118" form:label="Min" form:multi-line="true"/>
          <form:fixed-text form:name="Label Field 7" form:control-implementation="ooo:com.sun.star.form.component.FixedText" xml:id="control119" form:id="control119" form:label="Max" form:multi-line="true"/>
          <form:fixed-text form:name="Label Field 5" form:control-implementation="ooo:com.sun.star.form.component.FixedText" xml:id="control120" form:id="control120"/>
          <form:textarea form:name="pcTreasureMin" form:control-implementation="ooo:com.sun.star.form.component.TextField" xml:id="control121" form:id="control12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TreasureMax" form:control-implementation="ooo:com.sun.star.form.component.TextField" xml:id="control122" form:id="control122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123" form:id="control1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6" draw:text-style-name="P11" svg:width="2.7488in" svg:height="0.2343in" svg:x="4.8602in" svg:y="2.6339in" draw:control="control39"/>
      <draw:control text:anchor-type="page" text:anchor-page-number="1" draw:z-index="39" draw:style-name="gr7" draw:text-style-name="P11" svg:width="0.5933in" svg:height="0.3406in" svg:x="4.3425in" svg:y="2.5736in" draw:control="control42"/>
      <draw:control text:anchor-type="page" text:anchor-page-number="1" draw:z-index="40" draw:style-name="gr7" draw:text-style-name="P11" svg:width="0.5933in" svg:height="0.3406in" svg:x="4.3484in" svg:y="3.7638in" draw:control="control40"/>
      <draw:control text:anchor-type="page" text:anchor-page-number="1" draw:z-index="41" draw:style-name="gr6" draw:text-style-name="P11" svg:width="2.7488in" svg:height="0.2343in" svg:x="4.8598in" svg:y="3.8291in" draw:control="control41"/>
      <draw:control text:anchor-type="page" text:anchor-page-number="1" draw:z-index="60" draw:style-name="gr6" draw:text-style-name="P11" svg:width="0.9606in" svg:height="0.1717in" svg:x="2.5598in" svg:y="8.45in" draw:control="control61"/>
      <draw:control text:anchor-type="page" text:anchor-page-number="1" draw:z-index="61" draw:style-name="gr6" draw:text-style-name="P11" svg:width="0.9606in" svg:height="0.1669in" svg:x="2.1925in" svg:y="8.6902in" draw:control="control62"/>
      <draw:control text:anchor-type="page" text:anchor-page-number="1" draw:z-index="62" draw:style-name="gr6" draw:text-style-name="P11" svg:width="0.4335in" svg:height="0.1906in" svg:x="2.1902in" svg:y="8.9299in" draw:control="control63"/>
      <draw:control text:anchor-type="page" text:anchor-page-number="1" draw:z-index="63" draw:style-name="gr6" draw:text-style-name="P11" svg:width="0.8969in" svg:height="0.2425in" svg:x="3.5701in" svg:y="8.9299in" draw:control="control64"/>
      <draw:control text:anchor-type="page" text:anchor-page-number="1" draw:z-index="64" draw:style-name="gr6" draw:text-style-name="P11" svg:width="0.8969in" svg:height="0.2425in" svg:x="2.15in" svg:y="9.1799in" draw:control="control65"/>
      <draw:control text:anchor-type="page" text:anchor-page-number="3" draw:z-index="67" draw:style-name="gr6" draw:text-style-name="P10" svg:width="0.3185in" svg:height="0.2197in" svg:x="0.8327in" svg:y="1.9098in" draw:control="control67"/>
      <draw:control text:anchor-type="page" text:anchor-page-number="3" draw:z-index="68" draw:style-name="gr6" draw:text-style-name="P10" svg:width="0.3185in" svg:height="0.2197in" svg:x="1.2598in" svg:y="1.9098in" draw:control="control68"/>
      <draw:control text:anchor-type="page" text:anchor-page-number="3" draw:z-index="69" draw:style-name="gr8" draw:text-style-name="P10" svg:width="0.3185in" svg:height="0.3051in" svg:x="1.7299in" svg:y="1.9098in" draw:control="control69"/>
      <draw:control text:anchor-type="page" text:anchor-page-number="3" draw:z-index="70" draw:style-name="gr6" draw:text-style-name="P10" svg:width="0.3185in" svg:height="0.2197in" svg:x="2.1098in" svg:y="1.9098in" draw:control="control70"/>
      <draw:control text:anchor-type="page" text:anchor-page-number="3" draw:z-index="71" draw:style-name="gr6" draw:text-style-name="P10" svg:width="0.3185in" svg:height="0.2197in" svg:x="2.5402in" svg:y="1.9098in" draw:control="control71"/>
      <draw:control text:anchor-type="paragraph" draw:z-index="72" draw:style-name="gr9" draw:text-style-name="P10" svg:width="0.2787in" svg:height="0.2996in" svg:x="0in" svg:y="0in" draw:control="control72"/>
      <draw:control text:anchor-type="page" text:anchor-page-number="3" draw:z-index="73" draw:style-name="gr6" draw:text-style-name="P10" svg:width="0.2079in" svg:height="0.2197in" svg:x="3.4307in" svg:y="1.9098in" draw:control="control73"/>
      <draw:control text:anchor-type="page" text:anchor-page-number="3" draw:z-index="74" draw:style-name="gr6" draw:text-style-name="P10" svg:width="0.2787in" svg:height="0.2197in" svg:x="3.7201in" svg:y="1.9098in" draw:control="control74"/>
      <draw:control text:anchor-type="page" text:anchor-page-number="3" draw:z-index="75" draw:style-name="gr6" draw:text-style-name="P10" svg:width="0.2787in" svg:height="0.2197in" svg:x="4.0799in" svg:y="1.9098in" draw:control="control75"/>
      <draw:control text:anchor-type="page" text:anchor-page-number="3" draw:z-index="76" draw:style-name="gr6" draw:text-style-name="P10" svg:width="0.2787in" svg:height="0.2197in" svg:x="4.4402in" svg:y="1.9098in" draw:control="control76"/>
      <draw:control text:anchor-type="page" text:anchor-page-number="3" draw:z-index="115" draw:style-name="gr6" draw:text-style-name="P14" svg:width="0.1406in" svg:height="0.1004in" svg:x="4.8402in" svg:y="1.9402in" draw:control="control115"/>
      <draw:control text:anchor-type="paragraph" draw:z-index="116" draw:style-name="gr12" draw:text-style-name="P15" svg:width="0.3004in" svg:height="0.1004in" svg:x="0in" svg:y="0in" draw:control="control116"/>
      <draw:control text:anchor-type="page" text:anchor-page-number="3" draw:z-index="117" draw:style-name="gr13" draw:text-style-name="P15" svg:width="0.3004in" svg:height="0.1004in" svg:x="7.3646in" svg:y="1.5098in" draw:control="control117"/>
      <draw:control text:anchor-type="page" text:anchor-page-number="3" draw:z-index="118" draw:style-name="gr13" draw:text-style-name="P16" svg:width="0.3004in" svg:height="0.1303in" svg:x="7in" svg:y="1.6098in" draw:control="control118"/>
      <draw:control text:anchor-type="page" text:anchor-page-number="3" draw:z-index="119" draw:style-name="gr13" draw:text-style-name="P16" svg:width="0.3004in" svg:height="0.1303in" svg:x="7.3598in" svg:y="1.6098in" draw:control="control119"/>
      <draw:control text:anchor-type="page" text:anchor-page-number="3" draw:z-index="121" draw:style-name="gr6" draw:text-style-name="P10" svg:width="0.3031in" svg:height="0.298in" svg:x="7.0055in" svg:y="1.9063in" draw:control="control121"/>
      <draw:control text:anchor-type="page" text:anchor-page-number="3" draw:z-index="122" draw:style-name="gr6" draw:text-style-name="P10" svg:width="0.3031in" svg:height="0.298in" svg:x="7.3598in" svg:y="1.9146in" draw:control="control122"/>
      <text:p text:style-name="Standard"><draw:control text:anchor-type="paragraph" draw:z-index="1" draw:style-name="gr2" draw:text-style-name="P9" svg:width="3.628in" svg:height="0.3594in" svg:x="0.0571in" svg:y="0.1626in" draw:control="control2"/></text:p>
      <text:p text:style-name="P2"><draw:control text:anchor-type="paragraph" draw:z-index="2" draw:style-name="gr2" draw:text-style-name="P8" svg:width="0.2803in" svg:height="0.2303in" svg:x="1.5799in" svg:y="0.3701in" draw:control="control3"/><text:span text:style-name="T8"> <text:s text:c="85"/></text:span></text:p>
      <text:p text:style-name="P2"/>
      <text:p text:style-name="Standard"><draw:control text:anchor-type="paragraph" draw:z-index="0" draw:style-name="gr1" draw:text-style-name="P8" svg:width="1.5224in" svg:height="0.1976in" svg:x="0.0736in" svg:y="-0.178in" draw:control="control1"/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4">Base Stats</text:span></text:span><text:span text:style-name="Strong_20_Emphasis"><text:span text:style-name="T3"> <text:s text:c="60"/></text:span></text:span></text:p>
        <text:p text:style-name="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3" draw:text-style-name="P10" svg:width="0.7287in" svg:height="0.1717in" draw:control="control4"/></text:p>
            </table:table-cell>
            <table:table-cell table:style-name="Table1.A2" office:value-type="string">
              <text:p text:style-name="P6"><draw:control text:anchor-type="as-char" draw:z-index="9" draw:style-name="gr5" draw:text-style-name="P10" svg:width="0.8858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5" draw:style-name="gr5" draw:text-style-name="P10" svg:width="0.6906in" svg:height="0.1717in" draw:control="control16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4" draw:text-style-name="P10" svg:width="0.7303in" svg:height="0.1717in" draw:control="control5"/></text:p>
            </table:table-cell>
            <table:table-cell table:style-name="Table1.A2" office:value-type="string">
              <text:p text:style-name="P6"><draw:control text:anchor-type="as-char" draw:z-index="10" draw:style-name="gr4" draw:text-style-name="P10" svg:width="0.876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6" draw:style-name="gr4" draw:text-style-name="P10" svg:width="0.6843in" svg:height="0.1717in" draw:control="control17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5" draw:text-style-name="P10" svg:width="0.7248in" svg:height="0.1717in" draw:control="control6"/></text:p>
            </table:table-cell>
            <table:table-cell table:style-name="Table1.A2" office:value-type="string">
              <text:p text:style-name="P6"><draw:control text:anchor-type="as-char" draw:z-index="11" draw:style-name="gr5" draw:text-style-name="P10" svg:width="0.8752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7" draw:style-name="gr5" draw:text-style-name="P10" svg:width="0.665in" svg:height="0.1717in" draw:control="control18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4" draw:text-style-name="P10" svg:width="0.7252in" svg:height="0.1717in" draw:control="control7"/></text:p>
            </table:table-cell>
            <table:table-cell table:style-name="Table1.A2" office:value-type="string">
              <text:p text:style-name="P6"><draw:control text:anchor-type="as-char" draw:z-index="12" draw:style-name="gr4" draw:text-style-name="P10" svg:width="0.874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8" draw:style-name="gr4" draw:text-style-name="P10" svg:width="0.6961in" svg:height="0.1717in" draw:control="control19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5" draw:text-style-name="P10" svg:width="0.7295in" svg:height="0.1717in" draw:control="control8"/></text:p>
            </table:table-cell>
            <table:table-cell table:style-name="Table1.A2" office:value-type="string">
              <text:p text:style-name="P6"><draw:control text:anchor-type="as-char" draw:z-index="13" draw:style-name="gr5" draw:text-style-name="P10" svg:width="0.8713in" svg:height="0.1717in" draw:control="control14"/></text:p>
            </table:table-cell>
            <table:table-cell table:style-name="Table1.A2" office:value-type="string">
              <text:p text:style-name="P6"><draw:control text:anchor-type="as-char" draw:z-index="19" draw:style-name="gr5" draw:text-style-name="P10" svg:width="0.7004in" svg:height="0.1717in" draw:control="control20"/></text:p>
            </table:table-cell>
          </table:table-row>
          <table:table-row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4" draw:text-style-name="P10" svg:width="0.7134in" svg:height="0.1717in" draw:control="control9"/></text:p>
            </table:table-cell>
            <table:table-cell table:style-name="Table1.A2" office:value-type="string">
              <text:p text:style-name="P6"><draw:control text:anchor-type="as-char" draw:z-index="14" draw:style-name="gr4" draw:text-style-name="P10" svg:width="0.8697in" svg:height="0.1717in" draw:control="control15"/></text:p>
            </table:table-cell>
            <table:table-cell table:style-name="Table1.A2" office:value-type="string">
              <text:p text:style-name="P6"><draw:control text:anchor-type="as-char" draw:z-index="20" draw:style-name="gr4" draw:text-style-name="P10" svg:width="0.6988in" svg:height="0.1717in" draw:control="control21"/></text:p>
            </table:table-cell>
          </table:table-row>
        </table:table>
        <text:p text:style-name="Standard"/>
        <text:p text:style-name="Standard"><text:span text:style-name="Strong_20_Emphasis"><text:span text:style-name="T6"><text:s text:c="2"/></text:span></text:span><text:span text:style-name="Strong_20_Emphasis"><text:span text:style-name="T4">Health</text:span></text:span><text:span text:style-name="Strong_20_Emphasis"><text:span text:style-name="T3"> <text:s text:c="66"/></text:span></text:span></text:p>
        <text:p text:style-name="P3"><text:span text:style-name="Strong_20_Emphasis"><text:span text:style-name="T3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4" draw:text-style-name="P10" svg:width="1.0122in" svg:height="0.1717in" draw:control="control22"/></text:p>
            </table:table-cell>
            <table:table-cell table:style-name="Table2.A2" office:value-type="string">
              <text:p text:style-name="P6"><draw:control text:anchor-type="as-char" draw:z-index="22" draw:style-name="gr4" draw:text-style-name="P10" svg:width="1.3504in" svg:height="0.1717in" draw:control="control23"/></text:p>
            </table:table-cell>
          </table:table-row>
        </table:table>
        <text:p text:style-name="Standard"><text:span text:style-name="Strong_20_Emphasis"><text:span text:style-name="T6"/></text:span></text:p>
        <text:p text:style-name="Standard"><text:span text:style-name="Strong_20_Emphasis"><text:span text:style-name="T6"><text:s text:c="2"/></text:span></text:span><text:span text:style-name="Strong_20_Emphasis"><text:span text:style-name="T4">Saves</text:span></text:span><text:span text:style-name="Strong_20_Emphasis"><text:span text:style-name="T3"> <text:s text:c="68"/></text:span></text:span></text:p>
        <text:p text:style-name="P3"><text:span text:style-name="Strong_20_Emphasis"><text:span text:style-name="T3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4" draw:text-style-name="P10" svg:width="0.7657in" svg:height="0.1717in" draw:control="control24"/></text:p>
            </table:table-cell>
            <table:table-cell table:style-name="Table3.A2" office:value-type="string">
              <text:p text:style-name="P6"><draw:control text:anchor-type="as-char" draw:z-index="24" draw:style-name="gr4" draw:text-style-name="P10" svg:width="0.7224in" svg:height="0.1717in" draw:control="control25"/></text:p>
            </table:table-cell>
            <table:table-cell table:style-name="Table3.A2" office:value-type="string">
              <text:p text:style-name="P6"><draw:control text:anchor-type="as-char" draw:z-index="25" draw:style-name="gr4" draw:text-style-name="P10" svg:width="0.7488in" svg:height="0.1717in" draw:control="control26"/></text:p>
            </table:table-cell>
          </table:table-row>
        </table:table>
        <text:p text:style-name="Standard"/>
        <text:p text:style-name="Standard"><text:span text:style-name="Strong_20_Emphasis"><text:span text:style-name="T6"><text:s text:c="2"/></text:span></text:span><text:span text:style-name="Strong_20_Emphasis"><text:span text:style-name="T4">Melee </text:span></text:span><text:span text:style-name="Strong_20_Emphasis"><text:span text:style-name="T3"><text:s text:c="68"/></text:span></text:span></text:p>
        <text:p text:style-name="P3"><text:span text:style-name="Strong_20_Emphasis"><text:span text:style-name="T3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4" draw:text-style-name="P10" svg:width="0.812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7" draw:style-name="gr4" draw:text-style-name="P10" svg:width="0.9252in" svg:height="0.1571in" draw:control="control28"/></text:p>
            </table:table-cell>
            <table:table-cell table:style-name="Table4.A2" office:value-type="string">
              <text:p text:style-name="P6"><draw:control text:anchor-type="as-char" draw:z-index="28" draw:style-name="gr4" draw:text-style-name="P10" svg:width="0.813in" svg:height="0.1571in" draw:control="control29"/></text:p>
            </table:table-cell>
          </table:table-row>
        </table:table>
        <text:p text:style-name="P4"><text:span text:style-name="Strong_20_Emphasis"><text:span text:style-name="T6"/></text:span></text:p>
        <text:p text:style-name="Standard"><text:span text:style-name="Strong_20_Emphasis"><text:span text:style-name="T6"><text:s text:c="2"/></text:span></text:span><text:span text:style-name="Strong_20_Emphasis"><text:span text:style-name="T4">Range</text:span></text:span><text:span text:style-name="Strong_20_Emphasis"><text:span text:style-name="T3"> <text:s text:c="67"/></text:span></text:span></text:p>
        <text:p text:style-name="P3"><text:span text:style-name="Strong_20_Emphasis"><text:span text:style-name="T3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4" draw:text-style-name="P10" svg:width="0.6287in" svg:height="0.2043in" draw:control="control32"/></text:p>
            </table:table-cell>
            <table:table-cell table:style-name="Table5.A2" office:value-type="string">
              <text:p text:style-name="P6"><draw:control text:anchor-type="as-char" draw:z-index="30" draw:style-name="gr4" draw:text-style-name="P10" svg:width="0.7024in" svg:height="0.1835in" draw:control="control31"/></text:p>
            </table:table-cell>
            <table:table-cell table:style-name="Table5.A2" office:value-type="string">
              <text:p text:style-name="P6"><draw:control text:anchor-type="as-char" draw:z-index="29" draw:style-name="gr4" draw:text-style-name="P10" svg:width="0.659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37" draw:style-name="gr4" draw:text-style-name="P10" svg:width="0.6969in" svg:height="0.1835in" draw:control="control38"/></text:p>
            </table:table-cell>
          </table:table-row>
        </table:table>
        <text:p text:style-name="P5"><text:span text:style-name="Strong_20_Emphasis"><text:span text:style-name="T6"/></text:span></text:p>
        <text:p text:style-name="Standard"><text:span text:style-name="Strong_20_Emphasis"><text:span text:style-name="T6"><text:s text:c="2"/></text:span></text:span><text:span text:style-name="Strong_20_Emphasis"><text:span text:style-name="T4">Spell</text:span></text:span><text:span text:style-name="Strong_20_Emphasis"><text:span text:style-name="T3"> <text:s text:c="69"/></text:span></text:span></text:p>
        <text:p text:style-name="P3"><text:span text:style-name="Strong_20_Emphasis"><text:span text:style-name="T3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4" draw:text-style-name="P10" svg:width="0.8559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3" draw:style-name="gr4" draw:text-style-name="P10" svg:width="0.9504in" svg:height="0.1717in" draw:control="control34"/></text:p>
            </table:table-cell>
            <table:table-cell table:style-name="Table6.A2" office:value-type="string">
              <text:p text:style-name="P6"><draw:control text:anchor-type="as-char" draw:z-index="34" draw:style-name="gr4" draw:text-style-name="P10" svg:width="0.6953in" svg:height="0.1717in" draw:control="control35"/></text:p>
            </table:table-cell>
          </table:table-row>
        </table:table>
        <text:p text:style-name="Standard"/>
        <text:p text:style-name="Standard"><text:span text:style-name="Strong_20_Emphasis"><text:span text:style-name="T6"><text:s text:c="2"/></text:span></text:span><text:span text:style-name="Strong_20_Emphasis"><text:span text:style-name="T4">Retribution Damage <text:s/></text:span></text:span><text:span text:style-name="Strong_20_Emphasis"><text:span text:style-name="T3"><text:s text:c="42"/></text:span></text:span></text:p>
        <text:p text:style-name="P3"><text:span text:style-name="Strong_20_Emphasis"><text:span text:style-name="T3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4" draw:text-style-name="P10" svg:width="0.6122in" svg:height="0.1717in" draw:control="control37"/></text:p>
            </table:table-cell>
            <table:table-cell table:style-name="Table7.A2" office:value-type="string">
              <text:p text:style-name="P6"><draw:control text:anchor-type="as-char" draw:z-index="35" draw:style-name="gr4" draw:text-style-name="P11" svg:width="2.3642in" svg:height="0.1717in" draw:control="control36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7"><text:s text:c="2"/></text:span></text:span><text:span text:style-name="Strong_20_Emphasis"><text:span text:style-name="T2">Damage Reduction</text:span></text:span><text:span text:style-name="Strong_20_Emphasis"><text:span text:style-name="T3"> <text:s text:c="128"/></text:span></text:span></text:p>
      <text:p text:style-name="P3"><text:span text:style-name="Strong_20_Emphasis"><text:span text:style-name="T3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4" draw:text-style-name="P10" svg:width="0.4398in" svg:height="0.1768in" draw:control="control43"/></text:p>
          </table:table-cell>
          <table:table-cell table:style-name="Table8.A2" office:value-type="string">
            <text:p text:style-name="P6"><draw:control text:anchor-type="as-char" draw:z-index="43" draw:style-name="gr4" draw:text-style-name="P10" svg:width="0.4343in" svg:height="0.1768in" draw:control="control44"/></text:p>
          </table:table-cell>
          <table:table-cell table:style-name="Table8.A2" office:value-type="string">
            <text:p text:style-name="P6"><draw:control text:anchor-type="as-char" draw:z-index="44" draw:style-name="gr4" draw:text-style-name="P10" svg:width="0.3768in" svg:height="0.1768in" draw:control="control45"/></text:p>
          </table:table-cell>
          <table:table-cell table:style-name="Table8.A2" office:value-type="string">
            <text:p text:style-name="P6"><draw:control text:anchor-type="as-char" draw:z-index="45" draw:style-name="gr4" draw:text-style-name="P10" svg:width="0.4441in" svg:height="0.1768in" draw:control="control46"/></text:p>
          </table:table-cell>
          <table:table-cell table:style-name="Table8.A2" office:value-type="string">
            <text:p text:style-name="P6"><draw:control text:anchor-type="as-char" draw:z-index="46" draw:style-name="gr4" draw:text-style-name="P10" svg:width="0.4213in" svg:height="0.1768in" draw:control="control47"/></text:p>
          </table:table-cell>
          <table:table-cell table:style-name="Table8.A2" office:value-type="string">
            <text:p text:style-name="P6"><draw:control text:anchor-type="as-char" draw:z-index="47" draw:style-name="gr4" draw:text-style-name="P10" svg:width="0.4071in" svg:height="0.1768in" draw:control="control48"/></text:p>
          </table:table-cell>
          <table:table-cell table:style-name="Table8.A2" office:value-type="string">
            <text:p text:style-name="P6"><draw:control text:anchor-type="as-char" draw:z-index="48" draw:style-name="gr4" draw:text-style-name="P10" svg:width="0.4685in" svg:height="0.1768in" draw:control="control49"/></text:p>
          </table:table-cell>
          <table:table-cell table:style-name="Table8.A2" office:value-type="string">
            <text:p text:style-name="P6"><draw:control text:anchor-type="as-char" draw:z-index="49" draw:style-name="gr4" draw:text-style-name="P10" svg:width="0.4394in" svg:height="0.1768in" draw:control="control50"/></text:p>
          </table:table-cell>
          <table:table-cell table:style-name="Table8.A2" office:value-type="string">
            <text:p text:style-name="P6"><draw:control text:anchor-type="as-char" draw:z-index="50" draw:style-name="gr4" draw:text-style-name="P10" svg:width="0.437in" svg:height="0.1768in" draw:control="control51"/></text:p>
          </table:table-cell>
          <table:table-cell table:style-name="Table8.A2" office:value-type="string">
            <text:p text:style-name="P6"><draw:control text:anchor-type="as-char" draw:z-index="51" draw:style-name="gr4" draw:text-style-name="P10" svg:width="0.4378in" svg:height="0.1768in" draw:control="control52"/></text:p>
          </table:table-cell>
          <table:table-cell table:style-name="Table8.A2" office:value-type="string">
            <text:p text:style-name="P6"><draw:control text:anchor-type="as-char" draw:z-index="52" draw:style-name="gr4" draw:text-style-name="P10" svg:width="0.4323in" svg:height="0.1768in" draw:control="control53"/></text:p>
          </table:table-cell>
        </table:table-row>
      </table:table>
      <text:p text:style-name="Standard"><text:span text:style-name="Strong_20_Emphasis"><text:span text:style-name="T6"/></text:span></text:p>
      <text:p text:style-name="Standard"><text:span text:style-name="Strong_20_Emphasis"><text:span text:style-name="T6"><text:s text:c="2"/></text:span></text:span><text:span text:style-name="Strong_20_Emphasis"><text:span text:style-name="T2">Treasure Enhancements <text:s text:c="75"/></text:span></text:span><text:span text:style-name="Strong_20_Emphasis"><text:span text:style-name="T3"><text:s text:c="44"/></text:span></text:span></text:p>
      <text:p text:style-name="P3"><text:span text:style-name="Strong_20_Emphasis"><text:span text:style-name="T3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Min</text:p>
          </table:table-cell>
          <table:table-cell table:style-name="Table10.A1" office:value-type="string">
            <text:p text:style-name="P6">Max</text:p>
          </table:table-cell>
        </table:table-row>
        <table:table-row table:style-name="Table10.2">
          <table:table-cell table:style-name="Table10.A2" office:value-type="string">
            <text:p text:style-name="P6"><draw:control text:anchor-type="as-char" draw:z-index="54" draw:style-name="gr4" draw:text-style-name="P10" svg:width="1.815in" svg:height="0.1717in" draw:control="control55"/></text:p>
          </table:table-cell>
          <table:table-cell table:style-name="Table10.A2" office:value-type="string">
            <text:p text:style-name="P6"><draw:control text:anchor-type="as-char" draw:z-index="53" draw:style-name="gr4" draw:text-style-name="P10" svg:width="1.7059in" svg:height="0.1717in" draw:control="control54"/>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6"><text:s text:c="3"/></text:span></text:span><text:span text:style-name="Strong_20_Emphasis"><text:span text:style-name="T2">Character Bonuses</text:span></text:span><text:span text:style-name="Strong_20_Emphasis"><text:span text:style-name="T3"> <text:s text:c="127"/></text:span></text:span></text:p>
      <text:p text:style-name="Standard"><draw:control text:anchor-type="paragraph" draw:z-index="55" draw:style-name="gr1" draw:text-style-name="P11" svg:width="1.6713in" svg:height="0.3303in" svg:x="0.122in" svg:y="0in" draw:control="control56"/><text:span text:style-name="Strong_20_Emphasis"/></text:p>
      <text:p text:style-name="Standard"><draw:control text:anchor-type="paragraph" draw:z-index="56" draw:style-name="gr1" draw:text-style-name="P11" svg:width="1.6713in" svg:height="0.3303in" svg:x="0.122in" svg:y="0.0402in" draw:control="control57"/><text:span text:style-name="Strong_20_Emphasis"/></text:p>
      <text:p text:style-name="Standard"><draw:control text:anchor-type="paragraph" draw:z-index="58" draw:style-name="gr1" draw:text-style-name="P11" svg:width="1.6713in" svg:height="0.3303in" svg:x="0.122in" svg:y="0.0902in" draw:control="control59"/><draw:control text:anchor-type="paragraph" draw:z-index="57" draw:style-name="gr1" draw:text-style-name="P11" svg:width="0.6079in" svg:height="0.3303in" svg:x="2.2846in" svg:y="0.0902in" draw:control="control58"/><text:span text:style-name="Strong_20_Emphasis"/></text:p>
      <text:p text:style-name="Standard"><draw:control text:anchor-type="paragraph" draw:z-index="59" draw:style-name="gr1" draw:text-style-name="P11" svg:width="1.6713in" svg:height="0.3303in" svg:x="0.122in" svg:y="0.1402in" draw:control="control60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6"><text:s text:c="3"/></text:span></text:span><text:span text:style-name="Strong_20_Emphasis"><text:span text:style-name="T2">Items List <text:s text:c="14"/></text:span></text:span><text:span text:style-name="Strong_20_Emphasis"><text:span text:style-name="T3"><text:s text:c="128"/></text:span></text:span></text:p>
      <text:p text:style-name="Standard"><draw:control text:anchor-type="paragraph" draw:z-index="65" draw:style-name="gr2" draw:text-style-name="P12" svg:width="3.2469in" svg:height="9.0087in" svg:x="0.1327in" svg:y="0.0154in" draw:control="control66"/><draw:control text:anchor-type="paragraph" draw:z-index="123" draw:style-name="gr2" draw:text-style-name="P12" svg:width="3.2469in" svg:height="9.0087in" svg:x="3.5909in" svg:y="0.0098in" draw:control="control123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/text:p>
      <text:p text:style-name="Standard"><text:span text:style-name="Strong_20_Emphasis"><text:span text:style-name="T5"><text:s text:c="3"/></text:span></text:span><text:span text:style-name="Strong_20_Emphasis"><text:span text:style-name="T2">F</text:span></text:span><text:span text:style-name="Strong_20_Emphasis"><text:span text:style-name="T2">or Coach Use Only <text:s text:c="9"/></text:span></text:span><text:span text:style-name="Strong_20_Emphasis"><text:span text:style-name="T3"><text:s text:c="116"/></text:span></text:span></text:p>
      <text:p text:style-name="Standard"><draw:frame draw:style-name="fr1" draw:name="graphics1" text:anchor-type="paragraph" svg:x="0in" svg:y="0.0866in" svg:width="6.9252in" svg:height="0.9866in" draw:z-index="66"><draw:image xlink:href="Pictures/20000007000070A900000CECB42A4964.svm" xlink:type="simple" xlink:show="embed" xlink:actuate="onLoad"/></draw:frame><draw:control text:anchor-type="paragraph" draw:z-index="77" draw:style-name="gr1" draw:text-style-name="P11" svg:width="0.0177in" svg:height="0.0012in" svg:x="4.5417in" svg:y="0.7264in" draw:control="control77"/><draw:control text:anchor-type="paragraph" draw:z-index="78" draw:style-name="gr10" draw:text-style-name="P11" svg:width="0.2205in" svg:height="0.2894in" svg:x="4.3335in" svg:y="0.6799in" draw:control="control78"/><draw:control text:anchor-type="paragraph" draw:z-index="79" draw:style-name="gr1" draw:text-style-name="P13" svg:width="0.1205in" svg:height="0.1406in" svg:x="4.3701in" svg:y="0.75in" draw:control="control79"/><draw:control text:anchor-type="paragraph" draw:z-index="80" draw:style-name="gr10" draw:text-style-name="P11" svg:width="0.2205in" svg:height="0.3634in" svg:x="4.6055in" svg:y="0.6161in" draw:control="control80"/><draw:control text:anchor-type="paragraph" draw:z-index="81" draw:style-name="gr1" draw:text-style-name="P13" svg:width="0.1205in" svg:height="0.1406in" svg:x="4.6701in" svg:y="0.75in" draw:control="control81"/><draw:control text:anchor-type="paragraph" draw:z-index="82" draw:style-name="gr1" draw:text-style-name="P13" svg:width="0.1205in" svg:height="0.1406in" svg:x="4.9598in" svg:y="0.75in" draw:control="control82"/><draw:control text:anchor-type="paragraph" draw:z-index="83" draw:style-name="gr10" draw:text-style-name="P11" svg:width="0.2969in" svg:height="0.128in" svg:x="0.5138in" svg:y="0.6in" draw:control="control83"/><draw:control text:anchor-type="paragraph" draw:z-index="84" draw:style-name="gr10" draw:text-style-name="P11" svg:width="0.2969in" svg:height="0.128in" svg:x="0.0453in" svg:y="0.6098in" draw:control="control84"/><draw:control text:anchor-type="paragraph" draw:z-index="85" draw:style-name="gr10" draw:text-style-name="P11" svg:width="0.2969in" svg:height="0.128in" svg:x="2.9146in" svg:y="0.6in" draw:control="control85"/><draw:control text:anchor-type="paragraph" draw:z-index="86" draw:style-name="gr10" draw:text-style-name="P11" svg:width="0.2969in" svg:height="0.128in" svg:x="3.2744in" svg:y="0.6098in" draw:control="control86"/><draw:control text:anchor-type="paragraph" draw:z-index="87" draw:style-name="gr10" draw:text-style-name="P11" svg:width="0.2969in" svg:height="0.128in" svg:x="3.6346in" svg:y="0.6in" draw:control="control87"/><draw:control text:anchor-type="paragraph" draw:z-index="88" draw:style-name="gr11" draw:text-style-name="P11" svg:width="0.2969in" svg:height="0.128in" svg:x="0.9425in" svg:y="0.6in" draw:control="control88"/><draw:control text:anchor-type="paragraph" draw:z-index="89" draw:style-name="gr10" draw:text-style-name="P11" svg:width="0.2969in" svg:height="0.128in" svg:x="1.3299in" svg:y="0.6in" draw:control="control89"/><draw:control text:anchor-type="paragraph" draw:z-index="90" draw:style-name="gr11" draw:text-style-name="P11" svg:width="0.2969in" svg:height="0.128in" svg:x="2.2043in" svg:y="0.6in" draw:control="control90"/><draw:control text:anchor-type="paragraph" draw:z-index="91" draw:style-name="gr1" draw:text-style-name="P13" svg:width="0.1205in" svg:height="0.1205in" svg:x="0.7811in" svg:y="0.5902in" draw:control="control91"/><draw:control text:anchor-type="paragraph" draw:z-index="92" draw:style-name="gr1" draw:text-style-name="P13" svg:width="0.1205in" svg:height="0.1205in" svg:x="0.7811in" svg:y="0.7098in" draw:control="control92"/><draw:control text:anchor-type="paragraph" draw:z-index="93" draw:style-name="gr1" draw:text-style-name="P13" svg:width="0.1205in" svg:height="0.1205in" svg:x="0.7811in" svg:y="0.8201in" draw:control="control93"/><draw:control text:anchor-type="paragraph" draw:z-index="94" draw:style-name="gr1" draw:text-style-name="P13" svg:width="0.1205in" svg:height="0.1205in" svg:x="0.7811in" svg:y="0.9402in" draw:control="control94"/><draw:control text:anchor-type="paragraph" draw:z-index="95" draw:style-name="gr1" draw:text-style-name="P13" svg:width="0.1205in" svg:height="0.1205in" svg:x="0.3701in" svg:y="0.5902in" draw:control="control95"/><draw:control text:anchor-type="paragraph" draw:z-index="96" draw:style-name="gr1" draw:text-style-name="P13" svg:width="0.1205in" svg:height="0.1205in" svg:x="0.3701in" svg:y="0.7098in" draw:control="control96"/><draw:control text:anchor-type="paragraph" draw:z-index="97" draw:style-name="gr1" draw:text-style-name="P13" svg:width="0.1205in" svg:height="0.1205in" svg:x="0.3701in" svg:y="0.8201in" draw:control="control97"/><draw:control text:anchor-type="paragraph" draw:z-index="98" draw:style-name="gr1" draw:text-style-name="P13" svg:width="0.1205in" svg:height="0.1205in" svg:x="0.3701in" svg:y="0.9402in" draw:control="control98"/><draw:control text:anchor-type="paragraph" draw:z-index="99" draw:style-name="gr1" draw:text-style-name="P13" svg:width="0.1205in" svg:height="0.1205in" svg:x="2.0598in" svg:y="0.5902in" draw:control="control99"/><draw:control text:anchor-type="paragraph" draw:z-index="100" draw:style-name="gr1" draw:text-style-name="P13" svg:width="0.1205in" svg:height="0.1205in" svg:x="2.0598in" svg:y="0.7098in" draw:control="control100"/><draw:control text:anchor-type="paragraph" draw:z-index="101" draw:style-name="gr1" draw:text-style-name="P13" svg:width="0.1205in" svg:height="0.1205in" svg:x="2.0598in" svg:y="0.8201in" draw:control="control101"/><draw:control text:anchor-type="paragraph" draw:z-index="102" draw:style-name="gr1" draw:text-style-name="P13" svg:width="0.1205in" svg:height="0.1205in" svg:x="2.0598in" svg:y="0.9402in" draw:control="control102"/><draw:control text:anchor-type="paragraph" draw:z-index="103" draw:style-name="gr1" draw:text-style-name="P13" svg:width="0.1205in" svg:height="0.1205in" svg:x="4.1598in" svg:y="0.5902in" draw:control="control103"/><draw:control text:anchor-type="paragraph" draw:z-index="104" draw:style-name="gr1" draw:text-style-name="P13" svg:width="0.1205in" svg:height="0.1205in" svg:x="4.1598in" svg:y="0.7098in" draw:control="control104"/><draw:control text:anchor-type="paragraph" draw:z-index="105" draw:style-name="gr1" draw:text-style-name="P13" svg:width="0.1205in" svg:height="0.1205in" svg:x="4.1598in" svg:y="0.8201in" draw:control="control105"/><draw:control text:anchor-type="paragraph" draw:z-index="106" draw:style-name="gr1" draw:text-style-name="P13" svg:width="0.1205in" svg:height="0.1205in" svg:x="4.1598in" svg:y="0.9402in" draw:control="control106"/><draw:control text:anchor-type="paragraph" draw:z-index="107" draw:style-name="gr1" draw:text-style-name="P13" svg:width="0.1205in" svg:height="0.1205in" svg:x="1.65in" svg:y="0.5902in" draw:control="control107"/><draw:control text:anchor-type="paragraph" draw:z-index="108" draw:style-name="gr1" draw:text-style-name="P13" svg:width="0.1205in" svg:height="0.1205in" svg:x="1.65in" svg:y="0.7098in" draw:control="control108"/><draw:control text:anchor-type="paragraph" draw:z-index="109" draw:style-name="gr1" draw:text-style-name="P13" svg:width="0.1205in" svg:height="0.1205in" svg:x="1.65in" svg:y="0.8201in" draw:control="control109"/><draw:control text:anchor-type="paragraph" draw:z-index="110" draw:style-name="gr1" draw:text-style-name="P13" svg:width="0.1205in" svg:height="0.1205in" svg:x="1.65in" svg:y="0.9402in" draw:control="control110"/><draw:control text:anchor-type="paragraph" draw:z-index="111" draw:style-name="gr1" draw:text-style-name="P13" svg:width="0.1205in" svg:height="0.1205in" svg:x="3.9701in" svg:y="0.5902in" draw:control="control111"/><draw:control text:anchor-type="paragraph" draw:z-index="112" draw:style-name="gr1" draw:text-style-name="P13" svg:width="0.1205in" svg:height="0.1205in" svg:x="3.9701in" svg:y="0.7098in" draw:control="control112"/><draw:control text:anchor-type="paragraph" draw:z-index="113" draw:style-name="gr1" draw:text-style-name="P13" svg:width="0.1205in" svg:height="0.1205in" svg:x="3.9701in" svg:y="0.8201in" draw:control="control113"/><draw:control text:anchor-type="paragraph" draw:z-index="114" draw:style-name="gr1" draw:text-style-name="P13" svg:width="0.1205in" svg:height="0.1205in" svg:x="3.9701in" svg:y="0.9402in" draw:control="control114"/><draw:control text:anchor-type="paragraph" draw:z-index="120" draw:style-name="gr10" draw:text-style-name="P11" svg:width="0.3122in" svg:height="0.435in" svg:x="6.2091in" svg:y="0.5984in" draw:control="control120"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2-26T09:23:36.27</dc:date>
    <dc:creator>Shaun Reynolds</dc:creator>
    <meta:editing-duration>PT23H33M47S</meta:editing-duration>
    <meta:editing-cycles>73</meta:editing-cycles>
    <meta:generator>OpenOffice/4.1.2$Win32 OpenOffice.org_project/412m3$Build-9782</meta:generator>
    <meta:document-statistic meta:table-count="9" meta:image-count="1" meta:object-count="0" meta:page-count="3" meta:paragraph-count="100" meta:word-count="64" meta:character-count="1603"/>
  </office:meta>
</office:document-meta>
</file>